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81b2" officeooo:paragraph-rsid="001981b2"/>
    </style:style>
    <style:style style:name="P2" style:family="paragraph" style:parent-style-name="Standard">
      <style:text-properties officeooo:rsid="0019fc90" officeooo:paragraph-rsid="0019fc90"/>
    </style:style>
    <style:style style:name="P3" style:family="paragraph" style:parent-style-name="Standard">
      <style:text-properties officeooo:rsid="001a2f1a" officeooo:paragraph-rsid="001a2f1a"/>
    </style:style>
    <style:style style:name="P4" style:family="paragraph" style:parent-style-name="Standard">
      <style:text-properties officeooo:rsid="001bd82a" officeooo:paragraph-rsid="001bd82a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bd82a" officeooo:paragraph-rsid="001bd82a" style:font-weight-asian="bold" style:font-weight-complex="bold"/>
    </style:style>
    <style:style style:name="T1" style:family="text">
      <style:text-properties officeooo:rsid="001bd8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6.02</text:p>
      <text:p text:style-name="P1"/>
      <text:p text:style-name="P2">shift+delete trie red!!</text:p>
      <text:p text:style-name="P2"/>
      <text:p text:style-name="P5">List + Tuple + String:</text:p>
      <text:p text:style-name="P2"/>
      <text:p text:style-name="P3">x = “012345678”</text:p>
      <text:p text:style-name="P3">// from to step</text:p>
      <text:p text:style-name="P3">x[1:6:2] → “135” </text:p>
      <text:p text:style-name="P3">x[:6] → “012345”</text:p>
      <text:p text:style-name="P3">x[1::3] → “147”</text:p>
      <text:p text:style-name="P3">x[::] → “012345678” --- x[:]</text:p>
      <text:p text:style-name="P3"/>
      <text:p text:style-name="P3">x[:8] = x[:-1] → “01234567”</text:p>
      <text:p text:style-name="P3">x[2:-1] →<text:span text:style-name="T1"> “234567”</text:span></text:p>
      <text:p text:style-name="P4">x[-5:-1] → “4567”</text:p>
      <text:p text:style-name="P4">x[-5:-1:2] → “46”</text:p>
      <text:p text:style-name="P4">x[-5:-1:-2] → “”</text:p>
      <text:p text:style-name="P4">x[-1:-5:-2] → “86” → 1vo se zavurta masiva</text:p>
      <text:p text:style-name="P4">x[:-5:-1] → “8765”</text:p>
      <text:p text:style-name="P4">x[0:-5:-1] → “”</text:p>
      <text:p text:style-name="P4">x[::-1] → “876543210”</text:p>
      <text:p text:style-name="P4"/>
      <text:p text:style-name="P4">x = “012345678”</text:p>
      <text:p text:style-name="P4">y = del x[1:5]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6T16:46:02.292249999</meta:creation-date>
    <dc:date>2020-02-26T20:46:52.070923713</dc:date>
    <meta:editing-duration>PT2M5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0" meta:word-count="71" meta:character-count="376" meta:non-whitespace-character-count="324"/>
  </office:meta>
</office:document-meta>
</file>